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 style:list-style-name="L1">
      <style:text-properties style:font-name="Calibri" fo:font-size="10pt" style:font-size-asian="10pt" style:font-size-complex="10pt"/>
    </style:style>
    <style:style style:name="P3" style:family="paragraph" style:parent-style-name="Standard" style:list-style-name="L2">
      <style:text-properties style:font-name="Calibri" fo:font-size="10pt" style:font-size-asian="10pt" style:font-size-complex="10pt"/>
    </style:style>
    <style:style style:name="P4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ample[charttype:flowchart]</text:p>
      <text:list xml:id="list37557330" text:style-name="L1">
        <text:list-item>
          <text:p text:style-name="P2">A [symbol-type:condition]</text:p>
          <text:list>
            <text:list-item>
              <text:p text:style-name="P2"><text:span text:style-name="T1">B</text:span>[symbol-type:condition][question: other files too?]</text:p>
              <text:list>
                <text:list-item>
                  <text:p text:style-name="P4">B1</text:p>
                  <text:list>
                    <text:list-item>
                      <text:p text:style-name="P2"><text:span text:style-name="T1">B11</text:span> [symbol-type:condition]</text:p>
                      <text:list>
                        <text:list-item>
                          <text:p text:style-name="P4">B111</text:p>
                        </text:list-item>
                        <text:list-item>
                          <text:p text:style-name="P4">B112</text:p>
                        </text:list-item>
                      </text:list>
                    </text:list-item>
                  </text:list>
                </text:list-item>
                <text:list-item>
                  <text:p text:style-name="P2">B2</text:p>
                  <text:list>
                    <text:list-item>
                      <text:p text:style-name="P2">B21 [symbol-type:condition]</text:p>
                      <text:list>
                        <text:list-item>
                          <text:p text:style-name="P2">B211</text:p>
                        </text:list-item>
                        <text:list-item>
                          <text:p text:style-name="P2">B212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C[symbol-type:condition]</text:p>
              <text:list>
                <text:list-item>
                  <text:p text:style-name="P2">C1</text:p>
                </text:list-item>
                <text:list-item>
                  <text:p text:style-name="P2">C2 [symbol-type:condition]</text:p>
                  <text:list>
                    <text:list-item>
                      <text:p text:style-name="P2">C21 [symbol-type:condition]</text:p>
                      <text:list>
                        <text:list-item>
                          <text:p text:style-name="P2">C211 </text:p>
                        </text:list-item>
                        <text:list-item>
                          <text:p text:style-name="P2">C212</text:p>
                        </text:list-item>
                      </text:list>
                    </text:list-item>
                    <text:list-item>
                      <text:p text:style-name="P2">C22</text:p>
                    </text:list-item>
                  </text:list>
                </text:list-item>
              </text:list>
            </text:list-item>
          </text:list>
          <text:p text:style-name="P2"/>
        </text:list-item>
      </text:list>
      <text:list xml:id="list37558314" text:style-name="L2">
        <text:list-item>
          <text:list>
            <text:list-item>
              <text:list>
                <text:list-header>
                  <text:p text:style-name="P3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3DT9H30M15S</meta:editing-duration>
    <meta:editing-cycles>21</meta:editing-cycles>
    <meta:generator>OpenOffice.org/3.3$Win32 OpenOffice.org_project/330m20$Build-9567</meta:generator>
    <dc:date>2011-10-09T17:44:39.56</dc:date>
    <dc:creator>James Wilfong</dc:creator>
    <meta:document-statistic meta:table-count="0" meta:image-count="0" meta:object-count="0" meta:page-count="1" meta:paragraph-count="18" meta:word-count="44" meta:character-count="414"/>
    <meta:user-defined meta:name="Info 1"/>
    <meta:user-defined meta:name="Info 2"/>
    <meta:user-defined meta:name="Info 3"/>
    <meta:user-defined meta:name="Info 4"/>
  </office:meta>
</office:document-meta>
</file>